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f87d" officeooo:paragraph-rsid="001df87d"/>
    </style:style>
    <style:style style:name="P2" style:family="paragraph" style:parent-style-name="Standard">
      <style:text-properties officeooo:rsid="001df87d" officeooo:paragraph-rsid="001f104e"/>
    </style:style>
    <style:style style:name="T1" style:family="text">
      <style:text-properties officeooo:rsid="001f10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 </text:span>&lt;?xml version="1.0" encoding="UTF-8"?&gt; <text:s/></text:p>
      <text:p text:style-name="P2"><text:span text:style-name="T1">2 </text:span>&lt;!-- ceci est un commentaire visant à décrire le prologue d'un document XML --&gt;</text:p>
      <text:p text:style-name="P1"><text:span text:style-name="T1">3 </text:span>&lt;biblio idList="a2253096342 a2253096343"&gt; &lt;!-- élément racine --&gt;</text:p>
      <text:p text:style-name="P1"><text:span text:style-name="T1">4 </text:span>&lt;!-- un livre --&gt;</text:p>
      <text:p text:style-name="P1"><text:span text:style-name="T1">5</text:span> <text:s/>&lt;!-- ISBN est un attribut de type ID ; c'est donc un nom XML --&gt;</text:p>
      <text:p text:style-name="P1"><text:span text:style-name="T1">6</text:span><text:tab/>&lt;livre annee="1862" ISBN="a2253096342" lang='fr' pages="1500"&gt;</text:p>
      <text:p text:style-name="P1"><text:span text:style-name="T1">7</text:span><text:tab/><text:tab/>&lt;titre&gt;Les Misérables&lt;/titre&gt;</text:p>
      <text:p text:style-name="P1"><text:span text:style-name="T1">8</text:span><text:tab/><text:tab/>&lt;auteur&gt;Victor Hugo&lt;/editeur&gt;</text:p>
      <text:p text:style-name="P1"><text:span text:style-name="T1">9</text:span><text:tab/><text:tab/>&lt;editeur&gt;Lacroix et Verboeckhoven&lt;/editeur&gt;</text:p>
      <text:p text:style-name="P1"><text:span text:style-name="T1">10</text:span><text:tab/>&lt;/livre&gt;</text:p>
      <text:p text:style-name="P1"><text:span text:style-name="T1">11</text:span> <text:s/>&lt;livre annee="1862" ISBN="a2253096342" lang="fr" pages="1500"&gt;</text:p>
      <text:p text:style-name="P1"><text:span text:style-name="T1">12</text:span> <text:s text:c="3"/>&lt;titre&gt;Les Misérables&lt;/titre&gt;</text:p>
      <text:p text:style-name="P1"><text:span text:style-name="T1">13</text:span> <text:s text:c="2"/>&lt;auteur&gt;Victor Hugo <text:s/>&lt;editeur&gt;Lacroix &lt;/auteur&gt; et Verboeckhoven&lt;/editeur&gt;</text:p>
      <text:p text:style-name="P1"><text:span text:style-name="T1">14</text:span> <text:s/>&lt;/livre&gt;</text:p>
      <text:p text:style-name="P1"><text:span text:style-name="T1">15</text:span><text:tab/>un autre livre --&gt;</text:p>
      <text:p text:style-name="P1"><text:span text:style-name="T1">16</text:span><text:tab/>&lt;livre annee=1998 ISBN="2253096343"&gt;</text:p>
      <text:p text:style-name="P1"><text:span text:style-name="T1">17</text:span><text:tab/><text:tab/>&lt;titre&gt;Autour d'&amp;xml;&lt;/titre&gt;</text:p>
      <text:p text:style-name="P1"><text:span text:style-name="T1">18</text:span><text:tab/><text:tab/>&lt;auteur&gt;José Crivain&lt;/auteur&gt;</text:p>
      <text:p text:style-name="P1"><text:span text:style-name="T1">19</text:span><text:tab/><text:tab/>&lt;editeur&gt;&lt;/editeur&gt;</text:p>
      <text:p text:style-name="P1"><text:span text:style-name="T1">20</text:span> <text:s text:c="3"/>&lt;description&gt;</text:p>
      <text:p text:style-name="P1"><text:span text:style-name="T1">21</text:span> <text:s text:c="5"/>&lt;!-- CDATA (Character Data) : portion de texte non interprétée </text:p>
      <text:p text:style-name="P1"><text:s text:c="11"/>(à la différence des PCDATA Parsed Character Data<text:span text:style-name="T1">) </text:span>--&gt;</text:p>
      <text:p text:style-name="P1"><text:span text:style-name="T1">22</text:span> <text:s text:c="5"/>&lt;![CDATA[ &lt;HTML&gt; est une balise ouvrante et &amp; est une esperluette]]&gt;</text:p>
      <text:p text:style-name="P1"><text:span text:style-name="T1">23</text:span> <text:s text:c="5"/>1 &amp;lt; 2</text:p>
      <text:p text:style-name="P1"><text:span text:style-name="T1">24</text:span> <text:s text:c="3"/>&lt;/description&gt;</text:p>
      <text:p text:style-name="P1"><text:span text:style-name="T1">25</text:span><text:tab/>&lt;/livre&gt;</text:p>
      <text:p text:style-name="P1"><text:span text:style-name="T1">26</text:span> <text:s/>&lt;article xmlns:math="http://mon.site.fr/MathML.html" <text:s text:c="2"/>xmlns:text="http://mon.site.fr/TextML.html"&gt;</text:p>
      <text:p text:style-name="P1"><text:span text:style-name="T1">27</text:span> <text:s text:c="3"/>Ceci est une fonction mathématique : &lt;math:fn&gt;1+1&lt;/math:fn&gt;</text:p>
      <text:p text:style-name="P1"><text:span text:style-name="T1">28</text:span> <text:s text:c="3"/>Tandis que cela sera une note de bas de page &lt;text:fn&gt;1+1&lt;/text:fn&gt;</text:p>
      <text:p text:style-name="P1"><text:span text:style-name="T1">29</text:span> <text:s/>&lt;/article&gt;</text:p>
      <text:p text:style-name="P1"><text:span text:style-name="T1">30</text:span>&lt;!-- XHTML--&gt;</text:p>
      <text:p text:style-name="P1"><text:span text:style-name="T1">31</text:span> <text:s/>&lt;html xmlns="http://www.w3.org/1999/xhtml"&gt;</text:p>
      <text:p text:style-name="P1"><text:span text:style-name="T1">32</text:span> <text:s text:c="3"/>&lt;head&gt;</text:p>
      <text:p text:style-name="P1"><text:span text:style-name="T1">33</text:span> <text:s text:c="5"/>&lt;title&gt;Hello world!&lt;/title&gt;</text:p>
      <text:p text:style-name="P1"><text:span text:style-name="T1">34</text:span> <text:s text:c="3"/>&lt;script language="javascript"&gt;&lt;/script&gt;</text:p>
      <text:p text:style-name="P1"><text:span text:style-name="T1">35</text:span> <text:s text:c="2"/>&lt;/head&gt;</text:p>
      <text:p text:style-name="P1"><text:span text:style-name="T1">36</text:span> <text:s text:c="3"/>&lt;body&gt;</text:p>
      <text:p text:style-name="P1"><text:span text:style-name="T1">37</text:span> <text:s text:c="5"/>&lt;h1&gt;This is a heading&lt;/h1&gt;</text:p>
      <text:p text:style-name="P1"><text:span text:style-name="T1">38</text:span> <text:s text:c="5"/>This is some text.</text:p>
      <text:p text:style-name="P1"><text:span text:style-name="T1">39</text:span> <text:s text:c="5"/>&lt;BR/&gt;</text:p>
      <text:p text:style-name="P1"><text:span text:style-name="T1">40</text:span> <text:s text:c="3"/>&lt;/body&gt;</text:p>
      <text:p text:style-name="P1"><text:span text:style-name="T1">41</text:span>&lt;!-- cible instruction --&gt;</text:p>
      <text:p text:style-name="P1"><text:span text:style-name="T1">42</text:span>&lt;?php</text:p>
      <text:p text:style-name="P1"><text:span text:style-name="T1">43</text:span> <text:s/>function maFonc($x)</text:p>
      <text:p text:style-name="P1"><text:span text:style-name="T1">44</text:span> <text:s text:c="3"/>x=24;</text:p>
      <text:p text:style-name="P1"><text:span text:style-name="T1">45</text:span> <text:s text:c="3"/>echo "bonjour";</text:p>
      <text:p text:style-name="P1"><text:span text:style-name="T1">46</text:span> <text:s text:c="3"/>for($i=1;$i&lt;=10;$i=$i+1) x=x+1;</text:p>
      <text:p text:style-name="P1"><text:span text:style-name="T1">47</text:span> <text:s text:c="3"/>return x;</text:p>
      <text:p text:style-name="P1"><text:span text:style-name="T1">48 </text:span>?&gt;</text:p>
      <text:p text:style-name="P1"><text:span text:style-name="T1">49</text:span>&lt;/biblio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Hernandez</meta:initial-creator>
    <meta:creation-date>2017-09-04T18:15:34.033624731</meta:creation-date>
    <dc:date>2017-09-04T18:21:36.786503747</dc:date>
    <dc:creator>Nicolas Hernandez</dc:creator>
    <meta:editing-duration>PT5M2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50" meta:word-count="231" meta:character-count="1806" meta:non-whitespace-character-count="1477"/>
  </office:meta>
</office:document-meta>
</file>